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1" svg:font-family="'ＭＳ ゴシック'"/>
    <style:font-face style:name="Liberation Sans1" svg:font-family="'Liberation Sans'" style:font-pitch="variable"/>
    <style:font-face style:name="Mangal1" svg:font-family="Mangal" style:font-pitch="variable"/>
    <style:font-face style:name="ＭＳ ゴシック" svg:font-family="'ＭＳ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2" style:family="graphic" style:parent-style-name="standard">
      <style:graphic-properties draw:stroke="none" draw:fill="none" draw:textarea-vertical-align="middle" fo:min-height="0.213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dash" draw:stroke-dash="Dash_5f_0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4" style:family="graphic" style:parent-style-name="standard">
      <style:graphic-properties draw:stroke="none" draw:fill="none" draw:textarea-vertical-align="middle" fo:min-height="1.43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848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ＭＳ ゴシック1" fo:font-size="6pt" style:font-name-asian="ＭＳ ゴシック1" style:font-size-asian="6pt" style:font-name-complex="ＭＳ ゴシック1" style:font-size-complex="6pt"/>
    </style:style>
    <style:style style:name="T2" style:family="text">
      <style:text-properties fo:color="#000000" style:font-name="ＭＳ ゴシック1" fo:font-size="12pt" style:font-name-asian="ＭＳ ゴシック1" style:font-size-asian="12pt" style:font-name-complex="ＭＳ ゴシック1" style:font-size-complex="12pt"/>
    </style:style>
    <style:style style:name="T3" style:family="text">
      <style:text-properties fo:color="#000000" style:font-name="ＭＳ ゴシック1" fo:font-size="10pt" style:font-name-asian="ＭＳ ゴシック1" style:font-size-asian="10pt" style:font-name-complex="ＭＳ ゴシック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‘O–Ê-1" draw:style-name="dp1" draw:master-page-name="Default">
        <draw:line draw:style-name="gr1" draw:text-style-name="P1" draw:layer="layout" svg:x1="2.125cm" svg:y1="2.25cm" svg:x2="4.375cm" svg:y2="2.25cm">
          <text:p/>
        </draw:line>
        <draw:line draw:style-name="gr1" draw:text-style-name="P1" draw:layer="layout" svg:x1="4.375cm" svg:y1="1.25cm" svg:x2="4.375cm" svg:y2="2.25cm">
          <text:p/>
        </draw:line>
        <draw:polyline draw:style-name="gr1" draw:text-style-name="P1" draw:layer="layout" svg:width="0.5cm" svg:height="1cm" svg:x="4.375cm" svg:y="1.25cm" svg:viewBox="0 0 501 1001" draw:points="0,0 501,0 501,1001">
          <text:p/>
        </draw:polyline>
        <draw:line draw:style-name="gr1" draw:text-style-name="P1" draw:layer="layout" svg:x1="4.875cm" svg:y1="2.25cm" svg:x2="5.625cm" svg:y2="2.25cm">
          <text:p/>
        </draw:line>
        <draw:line draw:style-name="gr1" draw:text-style-name="P1" draw:layer="layout" svg:x1="2.125cm" svg:y1="5cm" svg:x2="4.625cm" svg:y2="5cm">
          <text:p/>
        </draw:line>
        <draw:line draw:style-name="gr1" draw:text-style-name="P1" draw:layer="layout" svg:x1="4.625cm" svg:y1="4cm" svg:x2="4.625cm" svg:y2="4.999cm">
          <text:p/>
        </draw:line>
        <draw:polyline draw:style-name="gr1" draw:text-style-name="P1" draw:layer="layout" svg:width="9.25cm" svg:height="1cm" svg:x="4.625cm" svg:y="4cm" svg:viewBox="0 0 9251 1001" draw:points="0,0 2750,0 2750,1001 9251,1001">
          <text:p/>
        </draw:polyline>
        <draw:line draw:style-name="gr1" draw:text-style-name="P1" draw:layer="layout" svg:x1="5.625cm" svg:y1="2.25cm" svg:x2="5.625cm" svg:y2="1.25cm">
          <text:p/>
        </draw:line>
        <draw:line draw:style-name="gr1" draw:text-style-name="P1" draw:layer="layout" svg:x1="5.625cm" svg:y1="1.25cm" svg:x2="6.124cm" svg:y2="1.25cm">
          <text:p/>
        </draw:line>
        <draw:line draw:style-name="gr1" draw:text-style-name="P1" draw:layer="layout" svg:x1="6.125cm" svg:y1="1.25cm" svg:x2="6.125cm" svg:y2="2.25cm">
          <text:p/>
        </draw:line>
        <draw:line draw:style-name="gr1" draw:text-style-name="P1" draw:layer="layout" svg:x1="6.125cm" svg:y1="2.25cm" svg:x2="13.874cm" svg:y2="2.25cm">
          <text:p/>
        </draw:line>
        <draw:frame draw:style-name="gr2" draw:text-style-name="P1" draw:layer="layout" svg:width="1.112cm" svg:height="0.495cm" svg:x="4.125cm" svg:y="0.877cm">
          <draw:text-box>
            <text:p text:style-name="P2"><text:span text:style-name="T1">10ms</text:span></text:p>
          </draw:text-box>
        </draw:frame>
        <draw:frame draw:style-name="gr2" draw:text-style-name="P1" draw:layer="layout" svg:width="1.112cm" svg:height="0.495cm" svg:x="5.375cm" svg:y="0.877cm">
          <draw:text-box>
            <text:p text:style-name="P2"><text:span text:style-name="T1">10ms</text:span></text:p>
          </draw:text-box>
        </draw:frame>
        <draw:frame draw:style-name="gr2" draw:text-style-name="P1" draw:layer="layout" svg:width="1.112cm" svg:height="0.495cm" svg:x="2.819cm" svg:y="4.127cm">
          <draw:text-box>
            <text:p text:style-name="P2"><text:span text:style-name="T1">48ms</text:span></text:p>
          </draw:text-box>
        </draw:frame>
        <draw:frame draw:style-name="gr2" draw:text-style-name="P1" draw:layer="layout" svg:width="1.112cm" svg:height="0.495cm" svg:x="5.625cm" svg:y="3.627cm">
          <draw:text-box>
            <text:p text:style-name="P2"><text:span text:style-name="T1">55ms</text:span></text:p>
          </draw:text-box>
        </draw:frame>
        <draw:frame draw:style-name="gr2" draw:text-style-name="P1" draw:layer="layout" svg:width="1.112cm" svg:height="0.495cm" svg:x="3.625cm" svg:y="2.752cm">
          <draw:text-box>
            <text:p text:style-name="P2"><text:span text:style-name="T1">3ms</text:span></text:p>
          </draw:text-box>
        </draw:frame>
        <draw:frame draw:style-name="gr2" draw:text-style-name="P1" draw:layer="layout" svg:width="1.112cm" svg:height="0.495cm" svg:x="2.625cm" svg:y="1.502cm">
          <draw:text-box>
            <text:p text:style-name="P2"><text:span text:style-name="T1">45ms</text:span></text:p>
          </draw:text-box>
        </draw:frame>
        <draw:frame draw:style-name="gr2" draw:text-style-name="P1" draw:layer="layout" svg:width="1.112cm" svg:height="0.495cm" svg:x="4.763cm" svg:y="1.252cm">
          <draw:text-box>
            <text:p text:style-name="P2"><text:span text:style-name="T1">15ms</text:span></text:p>
          </draw:text-box>
        </draw:frame>
        <draw:line draw:style-name="gr3" draw:text-style-name="P1" draw:layer="layout" svg:x1="4.375cm" svg:y1="0.5cm" svg:x2="4.375cm" svg:y2="3.499cm">
          <text:p/>
        </draw:line>
        <draw:line draw:style-name="gr3" draw:text-style-name="P1" draw:layer="layout" svg:x1="4.625cm" svg:y1="2.5cm" svg:x2="4.625cm" svg:y2="5.499cm">
          <text:p/>
        </draw:line>
        <draw:frame draw:style-name="gr4" draw:text-style-name="P3" draw:layer="layout" svg:width="3.25cm" svg:height="1.72cm" svg:x="-0.5cm" svg:y="1.172cm">
          <draw:text-box>
            <text:p text:style-name="P2"><text:span text:style-name="T2">TX1</text:span><text:span text:style-name="T2"><text:line-break/></text:span><text:span text:style-name="T2">(</text:span><text:span text:style-name="T3">Bitname0</text:span><text:span text:style-name="T2">)</text:span></text:p>
            <text:p text:style-name="P2"><text:span text:style-name="T2"/></text:p>
          </draw:text-box>
        </draw:frame>
        <draw:line draw:style-name="gr3" draw:text-style-name="P1" draw:layer="layout" svg:x1="2.125cm" svg:y1="0.75cm" svg:x2="2.125cm" svg:y2="5.75cm">
          <text:p/>
        </draw:line>
        <draw:frame draw:style-name="gr2" draw:text-style-name="P1" draw:layer="layout" svg:width="1.112cm" svg:height="0.495cm" svg:x="1.638cm" svg:y="0.377cm">
          <draw:text-box>
            <text:p text:style-name="P2"><text:span text:style-name="T1">Start</text:span></text:p>
          </draw:text-box>
        </draw:frame>
        <draw:g>
          <draw:line draw:style-name="gr3" draw:text-style-name="P1" draw:layer="layout" svg:x1="8.4cm" svg:y1="0.75cm" svg:x2="8.4cm" svg:y2="5.75cm">
            <text:p/>
          </draw:line>
          <draw:frame draw:style-name="gr5" draw:text-style-name="P1" draw:layer="layout" svg:width="5cm" svg:height="1.13cm" draw:transform="rotate (-1.5707963267949) translate (8.964cm 0.75cm)">
            <draw:text-box>
              <text:p/>
            </draw:text-box>
          </draw:frame>
        </draw:g>
        <draw:frame draw:style-name="gr2" draw:text-style-name="P1" draw:layer="layout" svg:width="2.25cm" svg:height="0.495cm" svg:x="8cm" svg:y="0.252cm">
          <draw:text-box>
            <text:p text:style-name="P2"><text:span text:style-name="T1">repeat(100mS)</text:span></text:p>
          </draw:text-box>
        </draw:frame>
        <draw:g>
          <draw:line draw:style-name="gr3" draw:text-style-name="P1" draw:layer="layout" svg:x1="8.85cm" svg:y1="1.2cm" svg:x2="8.901cm" svg:y2="5.751cm">
            <text:p/>
          </draw:line>
          <draw:frame draw:style-name="gr5" draw:text-style-name="P1" draw:layer="layout" svg:width="4.55cm" svg:height="1.13cm" draw:transform="rotate (-1.55980075250733) translate (9.414cm 1.194cm)">
            <draw:text-box>
              <text:p/>
            </draw:text-box>
          </draw:frame>
        </draw:g>
        <draw:frame draw:style-name="gr2" draw:text-style-name="P1" draw:layer="layout" svg:width="2.25cm" svg:height="0.495cm" svg:x="9cm" svg:y="0.877cm">
          <draw:text-box>
            <text:p text:style-name="P2"><text:span text:style-name="T1">Board stop(101mS)</text:span></text:p>
          </draw:text-box>
        </draw:frame>
        <draw:frame draw:style-name="gr4" draw:text-style-name="P3" draw:layer="layout" svg:width="3.25cm" svg:height="1.72cm" svg:x="-0.55cm" svg:y="3.78cm">
          <draw:text-box>
            <text:p text:style-name="P2"><text:span text:style-name="T2">TX2</text:span><text:span text:style-name="T2"><text:line-break/></text:span><text:span text:style-name="T2">(</text:span><text:span text:style-name="T3">Bitname1</text:span><text:span text:style-name="T2">)</text:span></text:p>
            <text:p text:style-name="P2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1" svg:font-family="'ＭＳ ゴシック'"/>
    <style:font-face style:name="Liberation Sans1" svg:font-family="'Liberation Sans'" style:font-pitch="variable"/>
    <style:font-face style:name="Mangal1" svg:font-family="Mangal" style:font-pitch="variable"/>
    <style:font-face style:name="ＭＳ ゴシック" svg:font-family="'ＭＳ ゴシック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_5f_0" draw:display-name="Dash_0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